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3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ck King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date" office:date-value="2016-01-12">
            <text:p>01/12/16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h242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 office:value-type="string">
            <text:p>Pre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Alive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0]-257.81" office:value-type="float" office:value="-257.81">
            <text:p>-257.81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1]-[.D10]" office:value-type="time" office:time-value="PT00H00M00S">
            <text:p>00:00</text:p>
          </table:table-cell>
          <table:table-cell table:style-name="ce59"/>
          <table:table-cell table:style-name="ce80" table:formula="of:=[.F11]-280" office:value-type="float" office:value="-280">
            <text:p>-280.0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Trim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2]-257.81" office:value-type="float" office:value="-257.81">
            <text:p>-257.81</text:p>
          </table:table-cell>
          <table:table-cell table:style-name="ce94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3]-[.D12]" office:value-type="time" office:time-value="PT00H00M00S">
            <text:p>00:00</text:p>
          </table:table-cell>
          <table:table-cell table:style-name="ce59"/>
          <table:table-cell table:style-name="ce80" table:formula="of:=[.F13]-280" office:value-type="float" office:value="-280">
            <text:p>-280.00</text:p>
          </table:table-cell>
          <table:table-cell table:style-name="ce95"/>
          <table:table-cell table:style-name="ce115" table:number-columns-repeated="2"/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Phopt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4]-257.81" office:value-type="float" office:value="-257.81">
            <text:p>-257.81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5]-[.D14]" office:value-type="time" office:time-value="PT00H00M00S">
            <text:p>00:00</text:p>
          </table:table-cell>
          <table:table-cell table:style-name="ce59"/>
          <table:table-cell table:style-name="ce80" table:formula="of:=[.F15]-280" office:value-type="float" office:value="-280">
            <text:p>-280.00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Gainped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6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7]-[.D16]" office:value-type="time" office:time-value="PT00H00M00S">
            <text:p>00:00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Bbond1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9]-[.D18]" office:value-type="time" office:time-value="PT00H00M00S">
            <text:p>00:00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Sc:vcal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0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8" table:formula="of:=[.F21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IV Curve: 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2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3]-[.D22]" office:value-type="time" office:time-value="PT00H00M00S">
            <text:p>00:00</text:p>
          </table:table-cell>
          <table:table-cell table:style-name="ce57"/>
          <table:table-cell table:style-name="ce78" table:formula="of:=[.F23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01H02M00S">
            <text:p>01:02</text:p>
          </table:table-cell>
          <table:table-cell table:style-name="ce38"/>
          <table:table-cell table:style-name="ce60" office:value-type="float" office:value="108.4">
            <text:p>108.40</text:p>
          </table:table-cell>
          <table:table-cell table:style-name="ce79" table:formula="of:=2.5773*[.F24]-257.81" office:value-type="float" office:value="21.56932">
            <text:p>21.57</text:p>
          </table:table-cell>
          <table:table-cell table:style-name="ce93" office:value-type="float" office:value="22.2">
            <text:p>22.2</text:p>
          </table:table-cell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01H06M00S">
            <text:p>01:06</text:p>
          </table:table-cell>
          <table:table-cell table:style-name="ce39" table:formula="of:=[.D25]-[.D24]" office:value-type="time" office:time-value="PT00H04M00S">
            <text:p>00:04</text:p>
          </table:table-cell>
          <table:table-cell table:style-name="ce61" office:value-type="float" office:value="295.3">
            <text:p>295.30</text:p>
          </table:table-cell>
          <table:table-cell table:style-name="ce80" table:formula="of:=[.F25]-280" office:value-type="float" office:value="15.3">
            <text:p>15.30</text:p>
          </table:table-cell>
          <table:table-cell table:style-name="ce93"/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02H14M00S">
            <text:p>02:14</text:p>
          </table:table-cell>
          <table:table-cell table:style-name="ce40"/>
          <table:table-cell table:style-name="ce62" office:value-type="float" office:value="108.4">
            <text:p>108.40</text:p>
          </table:table-cell>
          <table:table-cell table:style-name="ce81" table:formula="of:=2.5773*[.F26]-257.81" office:value-type="float" office:value="21.56932">
            <text:p>21.57</text:p>
          </table:table-cell>
          <table:table-cell table:style-name="ce97" office:value-type="float" office:value="21">
            <text:p>21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/>
          <table:table-cell table:style-name="ce41" table:formula="of:=[.D27]-[.D26]" office:value-type="time" office:time-value="-PT02H14M00S">
            <text:p>21:46</text:p>
          </table:table-cell>
          <table:table-cell table:style-name="ce63" office:value-type="float" office:value="303">
            <text:p>303.00</text:p>
          </table:table-cell>
          <table:table-cell table:style-name="ce82" table:formula="of:=[.F27]-280" office:value-type="float" office:value="23">
            <text:p>23.0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02H04M00S">
            <text:p>02:04</text:p>
          </table:table-cell>
          <table:table-cell table:style-name="ce40"/>
          <table:table-cell table:style-name="ce62" office:value-type="float" office:value="108.4">
            <text:p>108.40</text:p>
          </table:table-cell>
          <table:table-cell table:style-name="ce81" table:formula="of:=2.5773*[.F28]-257.81" office:value-type="float" office:value="21.56932">
            <text:p>21.57</text:p>
          </table:table-cell>
          <table:table-cell table:style-name="ce99" office:value-type="float" office:value="21">
            <text:p>21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02H14M00S">
            <text:p>02:14</text:p>
          </table:table-cell>
          <table:table-cell table:style-name="ce42" table:formula="of:=[.D29]-[.D28]" office:value-type="time" office:time-value="PT00H10M00S">
            <text:p>00:10</text:p>
          </table:table-cell>
          <table:table-cell table:style-name="ce64" office:value-type="float" office:value="303.2">
            <text:p>303.20</text:p>
          </table:table-cell>
          <table:table-cell table:style-name="ce82" table:formula="of:=[.F29]-280" office:value-type="float" office:value="23.2">
            <text:p>23.2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01H46M00S">
            <text:p>01:46</text:p>
          </table:table-cell>
          <table:table-cell table:style-name="ce43"/>
          <table:table-cell table:style-name="ce65" office:value-type="float" office:value="108.2">
            <text:p>108.20</text:p>
          </table:table-cell>
          <table:table-cell table:style-name="ce81" table:formula="of:=2.5773*[.F30]-257.81" office:value-type="float" office:value="21.05386">
            <text:p>21.05</text:p>
          </table:table-cell>
          <table:table-cell table:style-name="ce101" office:value-type="float" office:value="20.7">
            <text:p>20.7</text:p>
          </table:table-cell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02H04M00S">
            <text:p>02:04</text:p>
          </table:table-cell>
          <table:table-cell table:style-name="ce41" table:formula="of:=[.D31]-[.D30]" office:value-type="time" office:time-value="PT00H18M00S">
            <text:p>00:18</text:p>
          </table:table-cell>
          <table:table-cell table:style-name="ce63" office:value-type="float" office:value="303.4">
            <text:p>303.40</text:p>
          </table:table-cell>
          <table:table-cell table:style-name="ce82" table:formula="of:=[.F31]-280" office:value-type="float" office:value="23.4">
            <text:p>23.4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01H26M00S">
            <text:p>01:26</text:p>
          </table:table-cell>
          <table:table-cell table:style-name="ce40"/>
          <table:table-cell table:style-name="ce62" office:value-type="float" office:value="108">
            <text:p>108.00</text:p>
          </table:table-cell>
          <table:table-cell table:style-name="ce81" table:formula="of:=2.5773*[.F32]-257.81" office:value-type="float" office:value="20.5384">
            <text:p>20.54</text:p>
          </table:table-cell>
          <table:table-cell table:style-name="ce99" office:value-type="float" office:value="19.3">
            <text:p>19.3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01H46M00S">
            <text:p>01:46</text:p>
          </table:table-cell>
          <table:table-cell table:style-name="ce42" table:formula="of:=[.D33]-[.D32]" office:value-type="time" office:time-value="PT00H20M00S">
            <text:p>00:20</text:p>
          </table:table-cell>
          <table:table-cell table:style-name="ce64" office:value-type="float" office:value="303.5">
            <text:p>303.50</text:p>
          </table:table-cell>
          <table:table-cell table:style-name="ce82" table:formula="of:=[.F33]-280" office:value-type="float" office:value="23.5">
            <text:p>23.5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1H11M00S">
            <text:p>01:11</text:p>
          </table:table-cell>
          <table:table-cell table:style-name="ce44"/>
          <table:table-cell table:style-name="ce66" office:value-type="float" office:value="108.3">
            <text:p>108.30</text:p>
          </table:table-cell>
          <table:table-cell table:style-name="ce83" table:formula="of:=2.5773*[.F34]-257.81" office:value-type="float" office:value="21.31159">
            <text:p>21.31</text:p>
          </table:table-cell>
          <table:table-cell table:style-name="ce102" office:value-type="float" office:value="21.3">
            <text:p>21.3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01H14M00S">
            <text:p>01:14</text:p>
          </table:table-cell>
          <table:table-cell table:style-name="ce45" table:formula="of:=[.D35]-[.D34]" office:value-type="time" office:time-value="PT00H03M00S">
            <text:p>00:03</text:p>
          </table:table-cell>
          <table:table-cell table:style-name="ce67" office:value-type="float" office:value="295.3">
            <text:p>295.30</text:p>
          </table:table-cell>
          <table:table-cell table:style-name="ce84" table:formula="of:=[.F35]-280" office:value-type="float" office:value="15.3">
            <text:p>15.3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1H14M00S">
            <text:p>01:14</text:p>
          </table:table-cell>
          <table:table-cell table:style-name="ce46"/>
          <table:table-cell table:style-name="ce68" office:value-type="float" office:value="108.4">
            <text:p>108.40</text:p>
          </table:table-cell>
          <table:table-cell table:style-name="ce83" table:formula="of:=2.5773*[.F36]-257.81" office:value-type="float" office:value="21.56932">
            <text:p>21.57</text:p>
          </table:table-cell>
          <table:table-cell table:style-name="ce103" office:value-type="float" office:value="21.3">
            <text:p>21.3</text:p>
          </table:table-cell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01H20M00S">
            <text:p>01:20</text:p>
          </table:table-cell>
          <table:table-cell table:style-name="ce47" table:formula="of:=[.D37]-[.D36]" office:value-type="time" office:time-value="PT00H06M00S">
            <text:p>00:06</text:p>
          </table:table-cell>
          <table:table-cell table:style-name="ce69" office:value-type="float" office:value="295.3">
            <text:p>295.30</text:p>
          </table:table-cell>
          <table:table-cell table:style-name="ce84" table:formula="of:=[.F37]-280" office:value-type="float" office:value="15.3">
            <text:p>15.3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2H44M00S">
            <text:p>02:44</text:p>
          </table:table-cell>
          <table:table-cell table:style-name="ce44"/>
          <table:table-cell table:style-name="ce66" office:value-type="float" office:value="107.6">
            <text:p>107.60</text:p>
          </table:table-cell>
          <table:table-cell table:style-name="ce83" table:formula="of:=2.5773*[.F38]-257.81" office:value-type="float" office:value="19.50748">
            <text:p>19.51</text:p>
          </table:table-cell>
          <table:table-cell table:style-name="ce102" office:value-type="float" office:value="19.3">
            <text:p>19.3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02H47M00S">
            <text:p>02:47</text:p>
          </table:table-cell>
          <table:table-cell table:style-name="ce45" table:formula="of:=[.D39]-[.D38]" office:value-type="time" office:time-value="PT00H03M00S">
            <text:p>00:03</text:p>
          </table:table-cell>
          <table:table-cell table:style-name="ce67" office:value-type="float" office:value="294.7">
            <text:p>294.70</text:p>
          </table:table-cell>
          <table:table-cell table:style-name="ce84" table:formula="of:=[.F39]-280" office:value-type="float" office:value="14.7">
            <text:p>14.7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2H47M00S">
            <text:p>02:47</text:p>
          </table:table-cell>
          <table:table-cell table:style-name="ce46"/>
          <table:table-cell table:style-name="ce68" office:value-type="float" office:value="108">
            <text:p>108.00</text:p>
          </table:table-cell>
          <table:table-cell table:style-name="ce83" table:formula="of:=2.5773*[.F40]-257.81" office:value-type="float" office:value="20.5384">
            <text:p>20.54</text:p>
          </table:table-cell>
          <table:table-cell table:style-name="ce103" office:value-type="float" office:value="19.3">
            <text:p>19.3</text:p>
          </table:table-cell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02H51M00S">
            <text:p>02:51</text:p>
          </table:table-cell>
          <table:table-cell table:style-name="ce47" table:formula="of:=[.D41]-[.D40]" office:value-type="time" office:time-value="PT00H04M00S">
            <text:p>00:04</text:p>
          </table:table-cell>
          <table:table-cell table:style-name="ce69" office:value-type="float" office:value="294.7">
            <text:p>294.70</text:p>
          </table:table-cell>
          <table:table-cell table:style-name="ce84" table:formula="of:=[.F41]-280" office:value-type="float" office:value="14.7">
            <text:p>14.7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2H51M00S">
            <text:p>02:51</text:p>
          </table:table-cell>
          <table:table-cell table:style-name="ce44"/>
          <table:table-cell table:style-name="ce66" office:value-type="float" office:value="108.2">
            <text:p>108.20</text:p>
          </table:table-cell>
          <table:table-cell table:style-name="ce83" table:formula="of:=2.5773*[.F42]-257.81" office:value-type="float" office:value="21.05386">
            <text:p>21.05</text:p>
          </table:table-cell>
          <table:table-cell table:style-name="ce102" office:value-type="float" office:value="21.5">
            <text:p>21.5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02H53M00S">
            <text:p>02:53</text:p>
          </table:table-cell>
          <table:table-cell table:style-name="ce47" table:formula="of:=[.D43]-[.D42]" office:value-type="time" office:time-value="PT00H02M00S">
            <text:p>00:02</text:p>
          </table:table-cell>
          <table:table-cell table:style-name="ce69" office:value-type="float" office:value="294.7">
            <text:p>294.70</text:p>
          </table:table-cell>
          <table:table-cell table:style-name="ce84" table:formula="of:=[.F43]-280" office:value-type="float" office:value="14.7">
            <text:p>14.7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43])" office:value-type="time" office:time-value="-PT01H04M00S">
            <text:p>22:56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28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6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1/13/2016</text:date>, <text:time>14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1-13T14:15:10</dc:date>
    <meta:editing-cycles>12</meta:editing-cycles>
    <meta:editing-duration>P3DT2H47M27S</meta:editing-duration>
    <meta:generator>OpenOffice/4.1.1$Unix OpenOffice.org_project/411m6$Build-9775</meta:generator>
    <meta:document-statistic meta:table-count="3" meta:cell-count="221" meta:object-count="0"/>
  </office:meta>
</office:document-meta>
</file>